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3.781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8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Courier New" fo:font-size="10pt" style:font-size-asian="10pt" style:font-size-complex="1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style:text-properties fo:color="#000000" loext:opacity="100%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loext:opacity="100%"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0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0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4.031cm" svg:x="15.25cm" svg:y="2.719cm">
          <draw:text-box>
            <text:p><text:span text:style-name="T1">0</text:span><text:span text:style-name="T2">6A3</text:span></text:p>
            <text:p><text:span text:style-name="T2">+90B</text:span></text:p>
            <text:p><text:span text:style-name="T1">000</text:span><text:span text:style-name="T2">2</text:span></text:p>
          </draw:text-box>
        </draw:frame>
        <draw:line draw:style-name="gr5" draw:text-style-name="P5" draw:layer="layout" svg:x1="15.5cm" svg:y1="4.75cm" svg:x2="17.75cm" svg:y2="4.75cm">
          <text:p/>
        </draw:line>
        <draw:frame draw:style-name="gr6" draw:text-style-name="P6" draw:layer="layout" svg:width="2cm" svg:height="0.797cm" svg:x="17.75cm" svg:y="4.5cm">
          <draw:text-box>
            <text:p><text:span text:style-name="T3">twelve</text:span></text:p>
          </draw:text-box>
        </draw:frame>
        <draw:custom-shape draw:style-name="gr1" draw:text-style-name="P1" draw:layer="layout" svg:width="1.75cm" svg:height="2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8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8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0.5cm" svg:height="0.806cm" svg:x="16.5cm" svg:y="2.25cm">
          <draw:text-box>
            <text:p text:style-name="P7"><text:span text:style-name="T4">1</text:span></text:p>
          </draw:text-box>
        </draw:frame>
        <draw:frame draw:style-name="gr7" draw:text-style-name="P9" draw:layer="layout" svg:width="0.5cm" svg:height="0.962cm" svg:x="16.5cm" svg:y="2.5cm">
          <draw:text-box>
            <text:p>1</text:p>
          </draw:text-box>
        </draw:frame>
        <draw:frame draw:style-name="gr8" draw:text-style-name="P11" draw:layer="layout" svg:width="0.75cm" svg:height="0.806cm" svg:x="16.5cm" svg:y="2.25cm">
          <draw:text-box>
            <text:p text:style-name="P10"><text:span text:style-name="T5">1</text:span></text:p>
          </draw:text-box>
        </draw:frame>
        <draw:path draw:style-name="gr9" draw:text-style-name="P5" draw:layer="layout" svg:width="5.846cm" svg:height="10.881cm" draw:transform="skewX (5.85465766130575E-017) rotate (-2.72166643555996) translate (14.6937456554049cm 11.1042446329113cm)" svg:viewBox="0 0 5847 10882" svg:d="M1174 10869c239 60 456-106 604-271 154-171 120-407 195-608 65-171 102-353 159-529 63-195 181-377 203-585 23-223 205-346 285-549 77-198 204-372 322-552 118-177 239-355 340-544 124-233 253-466 356-710 89-208 217-388 305-597 73-173 140-350 262-501 149-184 250-403 368-609 126-219 218-457 309-692 79-201 178-398 267-596 81-182 145-376 244-548 133-231 105-499 197-743 79-207 70-439 137-653 74-232 192-506 62-745-115-211-329-315-509-460-165-131-372-217-580-258-198-40-409-192-603-77-170 100-324 233-458 376-122 132-240 263-312 440-76 186 24 356-103 533-109 152-122 347-159 529-39 194-105 367-149 551-48 198-132 389-268 556-111 136-184 301-232 477-52 192-134 377-212 561-116 275-108 588-231 863-85 191-104 405-171 600-70 201-155 397-211 601-65 238-99 483-166 718-68 240-131 482-222 713-90 230-210 456-253 698-40 221-178 391-332 527-145 128-193 317-320 457-133 146-218 335-253 524-34 186-118 425 95 564 151 98 343 94 476 232 124 129 273 245 448 297l173-1z">
          <text:p/>
        </draw:path>
        <draw:custom-shape draw:style-name="gr2" draw:text-style-name="P2" draw:layer="layout" svg:width="0.25cm" svg:height="2cm" svg:x="8.2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2cm" svg:y1="17cm" svg:x2="14.25cm" svg:y2="17cm">
          <text:p/>
        </draw:line>
        <draw:path draw:style-name="gr9" draw:text-style-name="P5" draw:layer="layout" svg:width="1.691cm" svg:height="2.751cm" draw:transform="rotate (-2.72690242331594) translate (9.75191399855109cm 19.6004851076773cm)" svg:viewBox="0 0 1692 2752" svg:d="M312 2743c224 51 392-135 566-233 177-100 232-294 317-457 93-179 133-378 209-564 96-235 158-484 225-730 51-185 87-381 43-578-64-279-387-160-559-131-246 42-432 200-616 346-160 129-183 321-236 494-60 201-82 412-136 615-46 174-76 353-116 526-51 225 123 399 233 566l94 137z">
          <text:p/>
        </draw:path>
        <draw:line draw:style-name="gr11" draw:text-style-name="P5" draw:layer="layout" svg:x1="9cm" svg:y1="12.75cm" svg:x2="8.5cm" svg:y2="17.5cm">
          <text:p/>
        </draw:line>
        <draw:custom-shape draw:style-name="gr3" draw:text-style-name="P3" draw:layer="layout" svg:width="0.5cm" svg:height="0.5cm" svg:x="10.7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75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29T14:51:31.673000000</dc:date>
    <meta:editing-duration>PT15H16M19S</meta:editing-duration>
    <meta:editing-cycles>11</meta:editing-cycles>
    <meta:generator>LibreOffice/7.2.7.2$Windows_X86_64 LibreOffice_project/8d71d29d553c0f7dcbfa38fbfda25ee34cce99a2</meta:generator>
    <meta:document-statistic meta:object-count="68"/>
  </office:meta>
</office:document-meta>
</file>